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1942" officeooo:paragraph-rsid="001e1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ervatif : A = (a, b) <text:s/>avec a et b des vecteurs du vecteur A</text:p>
      <text:p text:style-name="P1"><text:tab/><text:tab/><text:tab/>= (a1, a2, b1, b2)</text:p>
      <text:p text:style-name="P1"/>
      <text:p text:style-name="P1"/>
      <text:p text:style-name="P1"><text:tab/><text:tab/>Flux : (an, bn)</text:p>
      <text:p text:style-name="P1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7:31:25.240092052</dc:date>
    <meta:editing-duration>PT1H55M23S</meta:editing-duration>
    <meta:editing-cycles>1</meta:editing-cycles>
    <meta:document-statistic meta:table-count="0" meta:image-count="0" meta:object-count="0" meta:page-count="1" meta:paragraph-count="4" meta:word-count="24" meta:character-count="104" meta:non-whitespace-character-count="74"/>
    <meta:generator>LibreOffice/5.1.6.2$Linux_X86_64 LibreOffice_project/10m0$Build-2</meta:generator>
  </office:meta>
</office:document-meta>
</file>